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alculus Essential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tumble into Geometry by thinking about the area of a circle</text:span></text:p>
                <text:list>
                  <text:list-item>
                    <text:p><text:span text:style-name="T1">Area = pie R^2</text:span></text:p>
                  </text:list-item>
                  <text:list-item>
                    <text:p><text:span text:style-name="T1">lets create a bunch of concentric rings inside the circle</text:span></text:p>
                  </text:list-item>
                  <text:list-item>
                    <text:p><text:span text:style-name="T1">Take on Ring with radius r</text:span></text:p>
                    <text:list>
                      <text:list-item>
                        <text:p><text:span text:style-name="T1">Straighten out the ring</text:span></text:p>
                      </text:list-item>
                      <text:list-item>
                        <text:p><text:span text:style-name="T1">2pir is the width and thickness ( depends on finely we chopped up the circle ) dr</text:span></text:p>
                        <text:list>
                          <text:list-item>
                            <text:p><text:span text:style-name="T1">where dr is a tiny difference between the radiuses </text:span></text:p>
                          </text:list-item>
                          <text:list-item>
                            <text:p><text:span text:style-name="T1">maybe .1</text:span></text:p>
                          </text:list-item>
                          <text:list-item>
                            <text:p><text:span text:style-name="T1">2piR * dr is the area of the rectangle</text:span></text:p>
                          </text:list-item>
                          <text:list-item>
                            <text:p><text:span text:style-name="T1">It slightly wrong, but will become more accurate as the ring get Smaller</text:span></text:p>
                          </text:list-item>
                          <text:list-item>
                            <text:p><text:span text:style-name="T1">Each slice will get a little bigger and as the size get smaller and smaller the value get more correct</text:span></text:p>
                          </text:list-item>
                        </text:list>
                      </text:list-item>
                      <text:list-item>
                        <text:p><text:span text:style-name="T1">The graph of all the lines is a Triangle</text:span></text:p>
                        <text:list>
                          <text:list-item>
                            <text:p><text:span text:style-name="T1">so the area become .5 ( base * height)</text:span></text:p>
                          </text:list-item>
                          <text:list-item>
                            <text:p><text:span text:style-name="T1">So the area become .5 ( 3 * ( 2 pie * 3))</text:span></text:p>
                          </text:list-item>
                          <text:list-item>
                            <text:p><text:span text:style-name="T1">pi * 3 * 3 pi * r^2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Hard problem → Sum of many small problems → By considering smaller and smaller choices ==&gt; which give you better approximation is the area under the graph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alculus is areas underneath the curve</text:span></text:p>
                <text:list>
                  <text:list-item>
                    <text:p><text:span text:style-name="T1">Hard problem ==&gt; Sum of many small problems</text:span></text:p>
                  </text:list-item>
                  <text:list-item>
                    <text:p><text:span text:style-name="T1">Generally hard question not try to get at the answer directly. </text:span></text:p>
                    <text:list>
                      <text:list-item>
                        <text:p><text:span text:style-name="T1">Play around with the idea with no goal in min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ok at the difference in area – </text:span></text:p>
                <text:list>
                  <text:list-item>
                    <text:p><text:span text:style-name="T1">dA = x*2 * dx</text:span></text:p>
                  </text:list-item>
                  <text:list-item>
                    <text:p><text:span text:style-name="T1">The smaller it is the more it looks like a rectangle</text:span></text:p>
                  </text:list-item>
                </text:list>
              </text:list-item>
              <text:list-item>
                <text:p><text:span text:style-name="T1">Derivative </text:span></text:p>
                <text:list>
                  <text:list-header>
                    <text:p><text:span text:style-name="T1">f(x) = dA/ dx </text:span></text:p>
                    <text:list>
                      <text:list-item>
                        <text:p><text:span text:style-name="T1">Gets better as the choice get smaller</text:span></text:p>
                      </text:list-item>
                      <text:list-item>
                        <text:p><text:span text:style-name="T1">Equal to the height of the graph at that point</text:span></text:p>
                      </text:list-item>
                    </text:list>
                  </text:list-header>
                </text:list>
              </text:list-item>
              <text:list-item>
                <text:p><text:span text:style-name="T1">Fundamental Theorem of Calculus states </text:span></text:p>
                <text:list>
                  <text:list-item>
                    <text:p><text:span text:style-name="T1">The back and forth between integrals and derivatives it ties together integrals and deriva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23T21:30:51.807454832</meta:creation-date>
    <dc:date>2020-12-24T01:13:46.706789703</dc:date>
    <meta:editing-duration>PT29M45S</meta:editing-duration>
    <meta:editing-cycles>1</meta:editing-cycles>
    <meta:document-statistic meta:object-count="33"/>
    <meta:generator>LibreOffice/6.3.4.2$MacOSX_X86_64 LibreOffice_project/60da17e045e08f1793c57c00ba83cdfce946d0aa</meta:generator>
  </office:meta>
</office:document-meta>
</file>